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605" officeooo:paragraph-rsid="00021605"/>
    </style:style>
    <style:style style:name="P2" style:family="paragraph" style:parent-style-name="Standard">
      <style:text-properties officeooo:rsid="0002f3ec" officeooo:paragraph-rsid="0002f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ul@atul-HP-Pavilion-dv6500-Notebook-PC:~$ sudo /etc/init.d/isc-dhcp-server status</text:p>
      <text:p text:style-name="P2">[sudo] password for atul: </text:p>
      <text:p text:style-name="P2">Status of ISC DHCP server: dhcpd is not running.</text:p>
      <text:p text:style-name="P2">atul@atul-HP-Pavilion-dv6500-Notebook-PC:~$ clear</text:p>
      <text:p text:style-name="P2"></text:p>
      <text:p text:style-name="P2">atul@atul-HP-Pavilion-dv6500-Notebook-PC:~$ sudo /etc/init.d/isc-dhcp-server status</text:p>
      <text:p text:style-name="P2">Status of ISC DHCP server: dhcpd is not running.</text:p>
      <text:p text:style-name="P2">atul@atul-HP-Pavilion-dv6500-Notebook-PC:~$ sudo /etc/init.d/isc-dhcp-server start</text:p>
      <text:p text:style-name="P2"><text:s/>* Starting ISC DHCP server dhcpd <text:s text:c="39"/>[ OK ] </text:p>
      <text:p text:style-name="P2">atul@atul-HP-Pavilion-dv6500-Notebook-PC:~$ sudo /etc/init.d/isc-dhcp-server stop</text:p>
      <text:p text:style-name="P2"><text:s/>* Stopping ISC DHCP server dhcpd <text:s text:c="39"/>[ OK ] </text:p>
      <text:p text:style-name="P2">atul@atul-HP-Pavilion-dv6500-Notebook-PC:~$ sudo /etc/init.d/isc-dhcp-server restart</text:p>
      <text:p text:style-name="P2"><text:s/>* Stopping ISC DHCP server dhcpd <text:s text:c="39"/>[fail] </text:p>
      <text:p text:style-name="P2"><text:s/>* Starting ISC DHCP server dhcpd <text:s text:c="39"/>[ OK ] </text:p>
      <text:p text:style-name="P2">atul@atul-HP-Pavilion-dv6500-Notebook-PC:~$ ifconfig</text:p>
      <text:p text:style-name="P2">eth0 <text:s text:c="5"/>Link encap:Ethernet <text:s/>HWaddr 00:1b:24:e6:19:ea <text:s/></text:p>
      <text:p text:style-name="P2"><text:s text:c="10"/>UP BROADCAST MULTICAST <text:s/>MTU:1500 <text:s/>Metric:1</text:p>
      <text:p text:style-name="P2"><text:s text:c="10"/>RX packets:0 errors:0 dropped:0 overruns:0 frame:0</text:p>
      <text:p text:style-name="P2"><text:s text:c="10"/>TX packets:0 errors:0 dropped:0 overruns:0 carrier:0</text:p>
      <text:p text:style-name="P2"><text:s text:c="10"/>collisions:0 txqueuelen:1000 </text:p>
      <text:p text:style-name="P2"><text:s text:c="10"/>RX bytes:0 (0.0 B) <text:s/>TX bytes:0 (0.0 B)</text:p>
      <text:p text:style-name="P2"></text:p>
      <text:p text:style-name="P2">lo <text:s text:c="7"/>Link encap:Local Loopback <text:s/></text:p>
      <text:p text:style-name="P2"><text:s text:c="10"/>inet addr:127.0.0.1 <text:s/>Mask:255.0.0.0</text:p>
      <text:p text:style-name="P2"><text:s text:c="10"/>inet6 addr: ::1/128 Scope:Host</text:p>
      <text:p text:style-name="P2"><text:s text:c="10"/>UP LOOPBACK RUNNING <text:s/>MTU:65536 <text:s/>Metric:1</text:p>
      <text:p text:style-name="P2"><text:s text:c="10"/>RX packets:2483 errors:0 dropped:0 overruns:0 frame:0</text:p>
      <text:p text:style-name="P2"><text:s text:c="10"/>TX packets:2483 errors:0 dropped:0 overruns:0 carrier:0</text:p>
      <text:p text:style-name="P2"><text:s text:c="10"/>collisions:0 txqueuelen:0 </text:p>
      <text:p text:style-name="P2"><text:s text:c="10"/>RX bytes:575413 (575.4 KB) <text:s/>TX bytes:575413 (575.4 KB)</text:p>
      <text:p text:style-name="P2"></text:p>
      <text:p text:style-name="P2">wlan0 <text:s text:c="4"/>Link encap:Ethernet <text:s/>HWaddr 00:1c:bf:0d:19:85 <text:s/></text:p>
      <text:p text:style-name="P2"><text:s text:c="10"/>inet addr:192.168.1.108 <text:s/>Bcast:192.168.1.255 <text:s/>Mask:255.255.255.0</text:p>
      <text:p text:style-name="P2"><text:s text:c="10"/>inet6 addr: fe80::21c:bfff:fe0d:1985/64 Scope:Link</text:p>
      <text:p text:style-name="P2"><text:s text:c="10"/>UP BROADCAST RUNNING MULTICAST <text:s/>MTU:1500 <text:s/>Metric:1</text:p>
      <text:p text:style-name="P2"><text:s text:c="10"/>RX packets:17213 errors:0 dropped:0 overruns:0 frame:0</text:p>
      <text:p text:style-name="P2"><text:s text:c="10"/>TX packets:12188 errors:0 dropped:0 overruns:0 carrier:0</text:p>
      <text:p text:style-name="P2"><text:s text:c="10"/>collisions:0 txqueuelen:1000 </text:p>
      <text:p text:style-name="P2"><text:s text:c="10"/>RX bytes:15427166 (15.4 MB) <text:s/>TX bytes:1563359 (1.5 MB)</text:p>
      <text:p text:style-name="P2"></text:p>
      <text:p text:style-name="P2">atul@atul-HP-Pavilion-dv6500-Notebook-PC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16:52.012505371</meta:creation-date>
    <dc:date>2016-03-02T19:10:16.045621838</dc:date>
    <meta:editing-duration>PT1H38M13S</meta:editing-duration>
    <meta:editing-cycles>1</meta:editing-cycles>
    <meta:document-statistic meta:table-count="0" meta:image-count="0" meta:object-count="0" meta:page-count="1" meta:paragraph-count="41" meta:word-count="192" meta:character-count="2243" meta:non-whitespace-character-count="1652"/>
    <meta:generator>LibreOffice/4.2.8.2$Linux_x86 LibreOffice_project/420m0$Build-2</meta:generator>
  </office:meta>
</office:document-meta>
</file>